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Change pivot point (default is center)
                                                                        <text:s text:c="4"/>
                                                                        <text:span text:style-name="T2">Boolean</text:span>
                                                                    </text:h>
                                                                </text:list-item>
                                                            </text:list>
                                                        </text:list-item>
                                                    </text:list>
                                                </text:list-item>
                                            </text:list>
                                            <text:p text:style-name="Standard">If enabled then specify the image pivot point X and Y coordinate.</text:p>,
                                            <text:list xml:id="list_Image6" text:continue-numbering="true" text:continue-list="list_Image5"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8" text:continue-numbering="true" text:continue-list="list_Image7"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9" text:continue-numbering="true" text:continue-list="list_Image8"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10" text:continue-numbering="true" text:continue-list="list_Image9"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1" text:continue-numbering="true" text:continue-list="list_Image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age12" text:continue-numbering="true" text:continue-list="list_Image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age13" text:continue-numbering="true" text:continue-list="list_Image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age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5" text:continue-numbering="true" text:continue-list="list_Imag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6" text:continue-numbering="true" text:continue-list="list_Image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7" text:continue-numbering="true" text:continue-list="list_Image1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8" text:continue-numbering="true" text:continue-list="list_Image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20" text:continue-numbering="true" text:continue-list="list_Image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21" text:continue-numbering="true" text:continue-list="list_Image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23" text:continue-numbering="true" text:continue-list="list_Image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4" text:continue-numbering="true" text:continue-list="list_Image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6" text:continue-numbering="true" text:continue-list="list_Image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7" text:continue-numbering="true" text:continue-list="list_Image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age29" text:continue-numbering="true" text:continue-list="list_Image2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30" text:continue-numbering="true" text:continue-list="list_Image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31" text:continue-numbering="true" text:continue-list="list_Image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32" text:continue-numbering="true" text:continue-list="list_Image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33" text:continue-numbering="true" text:continue-list="list_Image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34" text:continue-numbering="true" text:continue-list="list_Image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5" text:continue-numbering="true" text:continue-list="list_Image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6" text:continue-numbering="true" text:continue-list="list_Image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7" text:continue-numbering="true" text:continue-list="list_Image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8" text:continue-numbering="true" text:continue-list="list_Image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9" text:continue-numbering="true" text:continue-list="list_Image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40" text:continue-numbering="true" text:continue-list="list_Image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41" text:continue-numbering="true" text:continue-list="list_Image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42" text:continue-numbering="true" text:continue-list="list_Image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43" text:continue-numbering="true" text:continue-list="list_Image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44" text:continue-numbering="true" text:continue-list="list_Image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5" text:continue-numbering="true" text:continue-list="list_Image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6" text:continue-numbering="true" text:continue-list="list_Image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7" text:continue-numbering="true" text:continue-list="list_Image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8" text:continue-numbering="true" text:continue-list="list_Image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9" text:continue-numbering="true" text:continue-list="list_Image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50" text:continue-numbering="true" text:continue-list="list_Image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51" text:continue-numbering="true" text:continue-list="list_Image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52" text:continue-numbering="true" text:continue-list="list_Image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53" text:continue-numbering="true" text:continue-list="list_Image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54" text:continue-numbering="true" text:continue-list="list_Image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6" text:continue-numbering="true" text:continue-list="list_Image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age58" text:continue-numbering="true" text:continue-list="list_Image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age60" text:continue-numbering="true" text:continue-list="list_Image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62" text:continue-numbering="true" text:continue-list="list_Image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63" text:continue-numbering="true" text:continue-list="list_Image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64" text:continue-numbering="true" text:continue-list="list_Image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65" text:continue-numbering="true" text:continue-list="list_Image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66" text:continue-numbering="true" text:continue-list="list_Image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67" text:continue-numbering="true" text:continue-list="list_Image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68" text:continue-numbering="true" text:continue-list="list_Image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69" text:continue-numbering="true" text:continue-list="list_Image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71" text:continue-numbering="true" text:continue-list="list_Image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72" text:continue-numbering="true" text:continue-list="list_Image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73" text:continue-numbering="true" text:continue-list="list_Image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7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